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b90a8" officeooo:paragraph-rsid="001b90a8"/>
    </style:style>
    <style:style style:name="P2" style:family="paragraph" style:parent-style-name="Standard">
      <style:text-properties officeooo:rsid="001c19ed" officeooo:paragraph-rsid="00292f6e"/>
    </style:style>
    <style:style style:name="P3" style:family="paragraph" style:parent-style-name="Text_20_body">
      <style:text-properties officeooo:rsid="001c19ed" officeooo:paragraph-rsid="001c19ed"/>
    </style:style>
    <style:style style:name="P4" style:family="paragraph" style:parent-style-name="Text_20_body">
      <style:text-properties officeooo:rsid="001c19ed" officeooo:paragraph-rsid="00206fd9"/>
    </style:style>
    <style:style style:name="P5" style:family="paragraph" style:parent-style-name="Text_20_body">
      <style:text-properties officeooo:rsid="001c19ed" officeooo:paragraph-rsid="00292f6e"/>
    </style:style>
    <style:style style:name="P6" style:family="paragraph" style:parent-style-name="Text_20_body">
      <style:text-properties officeooo:rsid="001c19ed" officeooo:paragraph-rsid="002d4fb2"/>
    </style:style>
    <style:style style:name="P7" style:family="paragraph" style:parent-style-name="Text_20_body">
      <style:text-properties officeooo:paragraph-rsid="001c19ed"/>
    </style:style>
    <style:style style:name="P8" style:family="paragraph" style:parent-style-name="Text_20_body">
      <style:text-properties fo:font-style="italic" officeooo:rsid="001c19ed" officeooo:paragraph-rsid="001c19ed" style:font-style-asian="italic" style:font-style-complex="italic"/>
    </style:style>
    <style:style style:name="P9" style:family="paragraph" style:parent-style-name="Text_20_body">
      <style:text-properties officeooo:rsid="001e008b" officeooo:paragraph-rsid="001e008b"/>
    </style:style>
    <style:style style:name="P10" style:family="paragraph" style:parent-style-name="Text_20_body">
      <style:paragraph-properties fo:text-align="start" style:justify-single-word="false"/>
      <style:text-properties officeooo:rsid="009471a4" officeooo:paragraph-rsid="00206fd9"/>
    </style:style>
    <style:style style:name="P11" style:family="paragraph" style:parent-style-name="Text_20_body">
      <style:text-properties officeooo:rsid="009471a4" officeooo:paragraph-rsid="00206fd9"/>
    </style:style>
    <style:style style:name="P12" style:family="paragraph" style:parent-style-name="Text_20_body">
      <style:text-properties officeooo:rsid="00248622" officeooo:paragraph-rsid="00248622"/>
    </style:style>
    <style:style style:name="P13" style:family="paragraph" style:parent-style-name="Text_20_body">
      <style:text-properties fo:font-weight="normal" officeooo:rsid="00311b16" officeooo:paragraph-rsid="00311b16" style:font-weight-asian="normal" style:font-weight-complex="normal"/>
    </style:style>
    <style:style style:name="P14" style:family="paragraph" style:parent-style-name="Text_20_body">
      <style:text-properties officeooo:rsid="0032a755" officeooo:paragraph-rsid="0032a755"/>
    </style:style>
    <style:style style:name="P15" style:family="paragraph" style:parent-style-name="Text_20_body">
      <style:text-properties officeooo:rsid="00346461" officeooo:paragraph-rsid="00346461"/>
    </style:style>
    <style:style style:name="P16" style:family="paragraph" style:parent-style-name="Heading_20_1">
      <style:text-properties officeooo:rsid="001c19ed" officeooo:paragraph-rsid="001c19e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5228" style:font-weight-asian="bold" style:font-weight-complex="bold"/>
    </style:style>
    <style:style style:name="T3" style:family="text">
      <style:text-properties fo:font-weight="bold" officeooo:rsid="00231568" style:font-weight-asian="bold" style:font-weight-complex="bold"/>
    </style:style>
    <style:style style:name="T4" style:family="text">
      <style:text-properties fo:font-weight="bold" officeooo:rsid="00248622" style:font-weight-asian="bold" style:font-weight-complex="bold"/>
    </style:style>
    <style:style style:name="T5" style:family="text">
      <style:text-properties fo:font-weight="bold" officeooo:rsid="002c57c8" style:font-weight-asian="bold" style:font-weight-complex="bold"/>
    </style:style>
    <style:style style:name="T6" style:family="text">
      <style:text-properties fo:font-weight="bold" officeooo:rsid="002d4fb2" style:font-weight-asian="bold" style:font-weight-complex="bold"/>
    </style:style>
    <style:style style:name="T7" style:family="text">
      <style:text-properties fo:font-weight="bold" officeooo:rsid="002e242c" style:font-weight-asian="bold" style:font-weight-complex="bold"/>
    </style:style>
    <style:style style:name="T8" style:family="text">
      <style:text-properties fo:font-weight="bold" officeooo:rsid="00359987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e008b" style:font-style-asian="italic" style:font-style-complex="italic"/>
    </style:style>
    <style:style style:name="T11" style:family="text">
      <style:text-properties officeooo:rsid="001e008b"/>
    </style:style>
    <style:style style:name="T12" style:family="text">
      <style:text-properties fo:font-variant="normal" fo:text-transform="none" style:font-name="Liberation Serif" fo:letter-spacing="normal" fo:font-weight="bold" officeooo:rsid="00a24cc3" style:font-weight-asian="bold" style:font-weight-complex="bold"/>
    </style:style>
    <style:style style:name="T13" style:family="text">
      <style:text-properties fo:font-variant="normal" fo:text-transform="none" style:font-name="Liberation Serif" fo:letter-spacing="normal" fo:font-weight="bold" officeooo:rsid="00a28e09" style:font-weight-asian="bold" style:font-weight-complex="bold"/>
    </style:style>
    <style:style style:name="T14" style:family="text">
      <style:text-properties fo:font-variant="normal" fo:text-transform="none" style:font-name="Liberation Serif" fo:letter-spacing="normal" officeooo:rsid="00a24cc3"/>
    </style:style>
    <style:style style:name="T15" style:family="text">
      <style:text-properties fo:font-variant="normal" fo:text-transform="none" style:font-name="Liberation Serif" fo:letter-spacing="normal" officeooo:rsid="00a28e09"/>
    </style:style>
    <style:style style:name="T16" style:family="text">
      <style:text-properties fo:font-variant="normal" fo:text-transform="none" style:font-name="Liberation Serif" fo:letter-spacing="normal" officeooo:rsid="00206fd9"/>
    </style:style>
    <style:style style:name="T17" style:family="text">
      <style:text-properties officeooo:rsid="00206fd9"/>
    </style:style>
    <style:style style:name="T18" style:family="text">
      <style:text-properties officeooo:rsid="0021e423"/>
    </style:style>
    <style:style style:name="T19" style:family="text">
      <style:text-properties officeooo:rsid="00231568"/>
    </style:style>
    <style:style style:name="T20" style:family="text">
      <style:text-properties officeooo:rsid="002609b2"/>
    </style:style>
    <style:style style:name="T21" style:family="text">
      <style:text-properties officeooo:rsid="00292f6e"/>
    </style:style>
    <style:style style:name="T22" style:family="text">
      <style:text-properties officeooo:rsid="002a85f2"/>
    </style:style>
    <style:style style:name="T23" style:family="text">
      <style:text-properties officeooo:rsid="002c57c8"/>
    </style:style>
    <style:style style:name="T24" style:family="text">
      <style:text-properties officeooo:rsid="002d4fb2"/>
    </style:style>
    <style:style style:name="T25" style:family="text">
      <style:text-properties fo:font-weight="normal" officeooo:rsid="002d4fb2" style:font-weight-asian="normal" style:font-weight-complex="normal"/>
    </style:style>
    <style:style style:name="T26" style:family="text">
      <style:text-properties officeooo:rsid="002e242c"/>
    </style:style>
    <style:style style:name="T27" style:family="text">
      <style:text-properties officeooo:rsid="0032a755"/>
    </style:style>
    <style:style style:name="T28" style:family="text">
      <style:text-properties officeooo:rsid="00346461"/>
    </style:style>
    <style:style style:name="T29" style:family="text">
      <style:text-properties officeooo:rsid="00368e26"/>
    </style:style>
    <style:style style:name="T30" style:family="text">
      <style:text-properties officeooo:rsid="003715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Presentation Pizza-louis: total: 30min</text:h>
      <text:p text:style-name="P3">Plan:</text:p>
      <text:p text:style-name="P3"><text:tab/><text:span text:style-name="T1">1 Présentations <text:s text:c="2"/>DIAPO 1: Présentation <text:s/>(1-</text:span><text:span text:style-name="T5">2</text:span><text:span text:style-name="T1">min)</text:span></text:p>
      <text:p text:style-name="P3"><text:tab/><text:tab/>1.1 Moi</text:p>
      <text:p text:style-name="P3"><text:tab/><text:tab/><text:tab/>42 ans, développeur Javascript NodeJS/Angular...</text:p>
      <text:p text:style-name="P3"><text:tab/><text:tab/>1.2 Wallie</text:p>
      <text:p text:style-name="P3"><text:tab/><text:tab/><text:tab/>Dans le cadre de la formation au Greta, j'ai effectué un stage de 3 semaines</text:p>
      <text:p text:style-name="P3"><text:s text:c="4"/>dans l'entreprise Wallie Création </text:p>
      <text:p text:style-name="P3"><text:s text:c="8"/>- développement de site internet (Wordpress/php) et applications web (angular)</text:p>
      <text:p text:style-name="P3">- Hossegor, Gérant Vincent PINTAT</text:p>
      <text:p text:style-name="P3"/>
      <text:p text:style-name="P2"><text:span text:style-name="T21">Projet </text:span>Pizza Louis: Pizzeria familliale de Tercis les bains</text:p>
      <text:p text:style-name="P2"/>
      <text:p text:style-name="P5"><text:tab/><text:tab/><text:span text:style-name="T23">1.3</text:span><text:span text:style-name="T1"> Description des besoins</text:span></text:p>
      <text:p text:style-name="P5"><text:tab/><text:tab/><text:tab/>Permettre aux clients de <text:span text:style-name="T1">commander <text:s/>un repas</text:span> simplement et rapidement grâce à leur smart phone</text:p>
      <text:p text:style-name="P5"><text:s text:c="16"/><text:tab/>- pouvoir <text:span text:style-name="T1">consulter la carte</text:span> de la pizzeria</text:p>
      <text:p text:style-name="P5"><text:tab/> <text:s text:c="11"/>- permettre de <text:span text:style-name="T1">choisir</text:span> une ou plusieurs pizzas de la carte</text:p>
      <text:p text:style-name="P5"><text:tab/> <text:s text:c="11"/>- indiquer <text:span text:style-name="T1">l’heure de retrait</text:span> souhaitée</text:p>
      <text:p text:style-name="P5"><text:tab/><text:tab/>- paiement en ligne <text:s/>(paypal)</text:p>
      <text:p text:style-name="P5"><text:tab/><text:tab/>- <text:span text:style-name="T21">récupérer leur commande en magasin</text:span></text:p>
      <text:p text:style-name="P5"/>
      <text:p text:style-name="P5"><text:s text:c="12"/>fournir à l’entreprise un ensemble d’outils afin d’améliorer leur service et leur réactivité<text:tab/><text:tab/></text:p>
      <text:p text:style-name="P5"><text:s text:c="15"/><text:tab/> - tenir a jour la <text:span text:style-name="T1">liste des ingrédients/recettes</text:span> proposés simplement</text:p>
      <text:p text:style-name="P5"><text:tab/> <text:s text:c="11"/>- avoir la <text:span text:style-name="T1">liste des commandes</text:span> <text:s/>avec les <text:span text:style-name="T1">informations de retrait en temps réél</text:span></text:p>
      <text:p text:style-name="P5"><text:tab/> <text:s text:c="11"/>- profiter de <text:span text:style-name="T1">statistiques d‘utilisation</text:span>  :</text:p>
      <text:p text:style-name="P5"><text:tab/><text:tab/> <text:s text:c="15"/>les ingrédients préférés <text:s/>-<text:span text:style-name="T22">les gouts de leur clients</text:span></text:p>
      <text:p text:style-name="P5"><text:tab/><text:tab/> <text:s text:c="15"/>la répartition des commandes heures/jours/semaine/mois… <text:s/>-<text:span text:style-name="T22">habitudes de consommation pour améliorer la gestion du stock et des employés</text:span></text:p>
      <text:p text:style-name="P5"><text:tab/><text:tab/> <text:s text:c="15"/>localisation des clients – <text:span text:style-name="T22">savoir ou faire de la publicité</text:span></text:p>
      <text:p text:style-name="P3"><text:soft-page-break/><text:tab/><text:tab/></text:p>
      <text:p text:style-name="P3"><text:tab/></text:p>
      <text:p text:style-name="P3"><text:s text:c="8"/></text:p>
      <text:p text:style-name="P3"><text:tab/><text:tab/><text:tab/><text:tab/></text:p>
      <text:p text:style-name="P3"><text:tab/><text:span text:style-name="T1">3 Réalisation <text:s/></text:span><text:span text:style-name="T7">(1min)</text:span></text:p>
      <text:p text:style-name="P3"><text:tab/><text:tab/><text:span text:style-name="T1">3.1 Technologies</text:span> DIAPO 3: Technologies (1min)</text:p>
      <text:p text:style-name="P3"><text:tab/><text:tab/><text:tab/>Base de données: <text:span text:style-name="T1">PostgreSQL</text:span> pour réduire au maximum les erreurs/données incohérentes <text:span text:style-name="T23">+ extension pgcrypto pour cryptage des mots de passes</text:span></text:p>
      <text:p text:style-name="P6"><text:tab/><text:tab/><text:tab/>serveur: <text:span text:style-name="T1">NodeJS </text:span><text:span text:style-name="T7">(7.9.0)</text:span><text:span text:style-name="T1"> + Express + middlewares </text:span>(</text:p>
      <text:p text:style-name="P6"><text:tab/><text:tab/><text:tab/><text:tab/>express-validator : <text:span text:style-name="T24">validation des parametres url et formulaires</text:span></text:p>
      <text:p text:style-name="P6"><text:tab/><text:tab/><text:tab/><text:tab/>sequelize : <text:span text:style-name="T24">ORM d’acces a la base Postgres</text:span></text:p>
      <text:p text:style-name="P6"><text:tab/><text:tab/><text:tab/><text:tab/>multer : <text:span text:style-name="T24">multipart/form-datas</text:span>) <text:span text:style-name="T23">comme serveur web</text:span></text:p>
      <text:p text:style-name="P3"><text:tab/><text:tab/><text:tab/>admin front: template <text:span text:style-name="T1">bootstrap</text:span>+ <text:span text:style-name="T1">Jquery </text:span></text:p>
      <text:p text:style-name="P3"><text:span text:style-name="T6"><text:tab/><text:tab/><text:tab/><text:tab/></text:span><text:span text:style-name="T25">gain de temps + bibliothèques Jquery MorrisJS(charts), DataTable.JS</text:span></text:p>
      <text:p text:style-name="P3"><text:tab/><text:tab/><text:tab/>appli front:<text:span text:style-name="T1"> angular4</text:span> + template Bootstrap</text:p>
      <text:p text:style-name="P3"><text:tab/><text:tab/><text:tab/><text:tab/><text:span text:style-name="T26">gain de temps (binding)</text:span></text:p>
      <text:p text:style-name="P3"><text:tab/><text:tab/><text:tab/><text:tab/><text:span text:style-name="T26">organisation du code (component/providers…)</text:span></text:p>
      <text:p text:style-name="P3"><text:tab/><text:tab/><text:tab/><text:tab/><text:span text:style-name="T26">typescript</text:span></text:p>
      <text:p text:style-name="P3"/>
      <text:p text:style-name="P3"/>
      <text:p text:style-name="P3"/>
      <text:p text:style-name="P3"/>
      <text:p text:style-name="P3"><text:span text:style-name="T1">3.2 Administration du site DIAPO 4: Plan du site Admin </text:span><text:span text:style-name="T3">(1</text:span><text:span text:style-name="T4">2</text:span><text:span text:style-name="T3">min)</text:span></text:p>
      <text:p text:style-name="P12"><text:span text:style-name="T3">1</text:span><text:span text:style-name="T1">min par diapo + 2mins de rab</text:span></text:p>
      <text:p text:style-name="P13">mainly description des interfaces</text:p>
      <text:p text:style-name="P3">- <text:span text:style-name="T1">Dashboard </text:span>: la page d’accueil de l’administration.</text:p>
      <text:p text:style-name="P8">DIAPO 5: screen Dashboard</text:p>
      <text:p text:style-name="P8"><text:tab/><text:span text:style-name="T27">menu principal : pour naviguer dans l’admin</text:span></text:p>
      <text:p text:style-name="P8"><text:tab/><text:span text:style-name="T27">zone informations : qqs informations/statistiques</text:span></text:p>
      <text:p text:style-name="P8"><text:soft-page-break/><text:tab/><text:span text:style-name="T27">zone « commandes du jour » : connecté via un serveur socketIO, affiche une alerte a chaque nouvelle commande passée <text:s/>(p,38 du rapport de stage)</text:span></text:p>
      <text:p text:style-name="P3"><text:span text:style-name="T9"><text:tab/><text:tab/></text:span></text:p>
      <text:p text:style-name="P3">- <text:span text:style-name="T1">Carte/Pizzas - </text:span><text:span text:style-name="T8">ingrédients</text:span><text:span text:style-name="T1"> </text:span>:les recettes de la pizzeria, <text:span text:style-name="T9">DIAPO 6: Screens Pizzas/ajout d'une recette</text:span></text:p>
      <text:p text:style-name="P14"><text:span text:style-name="T9">header : un bouton pour acceder a la création d’une nouvelle recettes</text:span></text:p>
      <text:p text:style-name="P14"><text:span text:style-name="T9">datable :</text:span></text:p>
      <text:p text:style-name="P14"><text:span text:style-name="T9"><text:tab/>nom (link) : renvoie vers un formulaire d’edition de la recettes<text:tab/></text:span></text:p>
      <text:p text:style-name="P14"><text:span text:style-name="T9"><text:tab/>base/ingrédients : links : renvois vers un formulaire d’edition des ingrédients</text:span></text:p>
      <text:p text:style-name="P14"><text:span text:style-name="T9"><text:tab/>commentaires : link : renvois vers la liste des commentaires associés a cette pizza</text:span></text:p>
      <text:p text:style-name="P3"><text:s text:c="8"/><text:tab/><text:span text:style-name="T28">active : </text:span>toggle-button (plugin JQuery)rapidement de supprimer/mettre à la carte une pizza.</text:p>
      <text:p text:style-name="P15"/>
      <text:p text:style-name="P3"/>
      <text:p text:style-name="P3"><text:tab/> <text:s text:c="7"/>- <text:span text:style-name="T1">News </text:span>: data-table + toggle-button <text:span text:style-name="T9">DIAPO 8 screen news+ajout news</text:span></text:p>
      <text:p text:style-name="P3"><text:tab/><text:span text:style-name="T29">Implementation WS pour la datable -remplissage via Ajax</text:span></text:p>
      <text:p text:style-name="P3"><text:tab/><text:span text:style-name="T29">client (link) : renvoie vers le client ayant posté cette news</text:span></text:p>
      <text:p text:style-name="P3"><text:tab/><text:span text:style-name="T29">commentaire (link) renvoie vers les commentaires associés aa la news</text:span></text:p>
      <text:p text:style-name="P3"/>
      <text:p text:style-name="P3"><text:tab/> <text:s text:c="7"/>- <text:span text:style-name="T1">Clients </text:span>: la liste des inscrits sur l’application. <text:span text:style-name="T9">DIAPO 9 </text:span><text:span text:style-name="T10">SCREEN Clients</text:span></text:p>
      <text:p text:style-name="P3"><text:s text:c="9"/>+d’accéder aux informations d’un client,liste des commandes et les commentaires.</text:p>
      <text:p text:style-name="P3"><text:s text:c="9"/>+ webservice récuperation des clients</text:p>
      <text:p text:style-name="P3"/>
      <text:p text:style-name="P3"><text:tab/> <text:s text:c="7"/>- <text:span text:style-name="T1">Commentaires </text:span>: les commentaires postés par les clients, <text:span text:style-name="T11">DIAPO 10 </text:span></text:p>
      <text:p text:style-name="P3"><text:s text:c="9"/>toggle-button pour pouvoir publier ou non le commentaire (modération).</text:p>
      <text:p text:style-name="P3">+ webservice récuperation des commentaires</text:p>
      <text:p text:style-name="P3"/>
      <text:p text:style-name="P3">- <text:span text:style-name="T1">Statistiques </text:span>: outils de reporting et d’informations sur les usages des clients de la pizzeria.</text:p>
      <text:p text:style-name="P9">DIAPO 11-12-13-14 : stats</text:p>
      <text:p text:style-name="P3"><text:s/>- <text:span text:style-name="T1">total des ventes </text:span>: MorrisJS: graphique récapitulatif des ventes sur 12 mois, 30 jours, 7 jours</text:p>
      <text:p text:style-name="P3"><text:s/>-<text:span text:style-name="T1"> infos pizzas/ingrédients/bases</text:span> : informations sur les ventes par type de recette.</text:p>
      <text:p text:style-name="P3"><text:soft-page-break/><text:s/>-<text:span text:style-name="T1"> géolocalisation des clients</text:span> : map OpenLayer les positions géographiques des commandes.</text:p>
      <text:p text:style-name="P3">- <text:span text:style-name="T1">Commandes </text:span>: historique des commandes passées via l’application.</text:p>
      <text:p text:style-name="P3"><text:tab/>Datables+ WS service</text:p>
      <text:p text:style-name="P3"><text:tab/><text:span text:style-name="T30">link:id paiement : fait un appel api paypal (via Braintree) pour recuperer des informations </text:span></text:p>
      <text:p text:style-name="P3"/>
      <text:p text:style-name="P3"><text:tab/><text:tab/><text:span text:style-name="T1">3.3 Application mobile <text:s/>DIAPO </text:span><text:span text:style-name="T2">15</text:span><text:span text:style-name="T1">: workflow Application </text:span><text:span text:style-name="T3">(1</text:span><text:span text:style-name="T4">2</text:span><text:span text:style-name="T3">min)</text:span></text:p>
      <text:p text:style-name="P3"><text:tab/><text:tab/><text:span text:style-name="T19">ie : 1min par diapo + 2 de rab</text:span></text:p>
      <text:p text:style-name="P3"><text:tab/>workflow de l'application <text:span text:style-name="T17">DIAPO 16 Workflow + API REST</text:span></text:p>
      <text:p text:style-name="P3"><text:tab/><text:span text:style-name="T18">DIAPO 17-18-19-20-21-22-23-24-25 : screen + API</text:span></text:p>
      <text:p text:style-name="P4"><text:tab/><text:span text:style-name="Source_20_Text"><text:span text:style-name="T12">login </text:span></text:span><text:span text:style-name="Source_20_Text"><text:span text:style-name="T14">: formulaire <text:s/>identif</text:span></text:span><text:span text:style-name="Source_20_Text"><text:span text:style-name="T16">ication (via TOKEN- oAuth + jwtoken)</text:span></text:span></text:p>
      <text:p text:style-name="P10"><text:span text:style-name="Source_20_Text"><text:span text:style-name="T14"><text:tab/></text:span></text:span><text:span text:style-name="Source_20_Text"><text:span text:style-name="T12">register </text:span></text:span><text:span text:style-name="Source_20_Text"><text:span text:style-name="T14">: un formulaire pour créer son compte</text:span></text:span></text:p>
      <text:p text:style-name="P10"><text:span text:style-name="Source_20_Text"><text:span text:style-name="T14"><text:tab/></text:span></text:span><text:span text:style-name="Source_20_Text"><text:span text:style-name="T12">compte </text:span></text:span><text:span text:style-name="Source_20_Text"><text:span text:style-name="T14">: modifier les informations de son compte </text:span></text:span></text:p>
      <text:p text:style-name="P10"><text:span text:style-name="Source_20_Text"><text:span text:style-name="T14"><text:tab/></text:span></text:span><text:span text:style-name="Source_20_Text"><text:span text:style-name="T12">main </text:span></text:span><text:span text:style-name="Source_20_Text"><text:span text:style-name="T14">: la page principale du site : </text:span></text:span></text:p>
      <text:p text:style-name="P10"><text:span text:style-name="Source_20_Text"><text:span text:style-name="T14"><text:tab/></text:span></text:span><text:span text:style-name="Source_20_Text"><text:span text:style-name="T12">Pizza.list</text:span></text:span><text:span text:style-name="Source_20_Text"><text:span text:style-name="T14"> : la liste des pizzas proposées,</text:span></text:span></text:p>
      <text:p text:style-name="P10"><text:span text:style-name="Source_20_Text"><text:span text:style-name="T14"><text:tab/></text:span></text:span><text:span text:style-name="Source_20_Text"><text:span text:style-name="T12">Pizza.details</text:span></text:span><text:span text:style-name="Source_20_Text"><text:span text:style-name="T14"> : une fichier détaillé de la pizza,</text:span></text:span></text:p>
      <text:p text:style-name="P10"><text:span text:style-name="Source_20_Text"><text:span text:style-name="T14"><text:tab/></text:span></text:span><text:span text:style-name="Source_20_Text"><text:span text:style-name="T12">Panier </text:span></text:span><text:span text:style-name="Source_20_Text"><text:span text:style-name="T14">: le récapitulatif de sa commande : </text:span></text:span><text:span text:style-name="Source_20_Text"><text:span text:style-name="T15">choisir l’heure de retrait (dans le laps de temps ouvert), <text:s text:c="2"/>message (optionnel), <text:s/>moyen de paiement (pour l’instant, uniquement paypal sandbox). </text:span></text:span></text:p>
      <text:p text:style-name="P10"><text:span text:style-name="Source_20_Text"><text:span text:style-name="T15"><text:tab/></text:span></text:span><text:span text:style-name="Source_20_Text"><text:span text:style-name="T13">Fin </text:span></text:span><text:span text:style-name="Source_20_Text"><text:span text:style-name="T15">: une simple page affichant le résultat renvoyé par le serveur (succès ou echec)</text:span></text:span></text:p>
      <text:p text:style-name="P11"><text:span text:style-name="Source_20_Text"><text:span text:style-name="T15"><text:tab/></text:span></text:span><text:span text:style-name="Source_20_Text"><text:span text:style-name="T13">news </text:span></text:span><text:span text:style-name="Source_20_Text"><text:span text:style-name="T15">: une page affichant le détail d’une news ainsi que les commentaires des autres utilisateurs. Un formulaire en fin permet au client de poster son propre commentaire.</text:span></text:span></text:p>
      <text:p text:style-name="P4"><text:tab/></text:p>
      <text:p text:style-name="P4"/>
      <text:p text:style-name="P4">4 Remerciements <text:span text:style-name="T20">DIAPO 26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cm" draw:fill-image-height="0cm"/>
      <style:paragraph-properties fo:margin-left="1cm" fo:margin-right="0cm" fo:margin-top="0.423cm" fo:margin-bottom="0.212cm" loext:contextual-spacing="false" fo:text-indent="0cm" style:auto-text-indent="false" style:shadow="none">
        <style:tab-stops/>
      </style:paragraph-properties>
      <style:text-properties fo:font-size="130%" fo:font-weight="bold" fo:background-color="transparent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b90a8" officeooo:paragraph-rsid="001b90a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r PONTEINS Stéphane – Formation JAVASCRIPT GRETA Dax 201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5:38:07.465803167</meta:creation-date>
    <dc:date>2017-06-13T14:06:24.758640112</dc:date>
    <meta:editing-duration>PT4H3M</meta:editing-duration>
    <meta:editing-cycles>25</meta:editing-cycles>
    <meta:generator>LibreOffice/5.1.6.2$Linux_X86_64 LibreOffice_project/10m0$Build-2</meta:generator>
    <meta:print-date>2017-06-08T15:51:57.950736398</meta:print-date>
    <meta:document-statistic meta:table-count="0" meta:image-count="0" meta:object-count="0" meta:page-count="4" meta:paragraph-count="92" meta:word-count="773" meta:character-count="5383" meta:non-whitespace-character-count="4331"/>
  </office:meta>
</office:document-meta>
</file>